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значит знать и понимать чтобы успешно применять на практике для решения задач</text:p>
      <text:p text:style-name="Standard">ChatGPT</text:p>
      <text:p text:style-name="P1">ChatGPT</text:p>
      <text:p text:style-name="Text_20_body">Знать и понимать концепции объектно-ориентированного программирования (ООП) в PHP важно для успешного применения их на практике при решении задач. Вот что означает знать и понимать их:</text:p>
      <text:list xml:id="list3331401070063508350" text:style-name="L1">
        <text:list-item>
          <text:p text:style-name="P2"><text:span text:style-name="Strong_20_Emphasis">Понимание концепций:</text:span> Понимание основных концепций ООП, таких как классы, объекты, наследование, инкапсуляция, полиморфизм и абстракция. Это включает в себя понимание того, как эти концепции взаимодействуют друг с другом и как они помогают в создании структурированного и гибкого кода.</text:p>
        </text:list-item>
        <text:list-item>
          <text:p text:style-name="P2"><text:span text:style-name="Strong_20_Emphasis">Умение применять:</text:span> Умение применять эти концепции на практике при проектировании и разработке приложений на PHP. Это включает в себя создание классов, определение свойств и методов, использование наследования для расширения функциональности, а также применение принципов инкапсуляции и абстракции для создания модульного и легко поддерживаемого кода.</text:p>
        </text:list-item>
        <text:list-item>
          <text:p text:style-name="P2"><text:span text:style-name="Strong_20_Emphasis">Решение задач:</text:span> Умение применять знания ООП для решения конкретных задач и проблем, с которыми вы сталкиваетесь при разработке приложений. Это может включать в себя проектирование и создание объектов для представления реальных сущностей, управление данными и их поведением с помощью методов, а также взаимодействие с объектами других классов.</text:p>
        </text:list-item>
        <text:list-item>
          <text:p text:style-name="P2"><text:span text:style-name="Strong_20_Emphasis">Понимание контекста:</text:span> Понимание контекста, в котором применяются концепции ООП. Это включает в себя понимание требований проекта, архитектуры приложения, специфики задачи и требований к производительности.</text:p>
        </text:list-item>
        <text:list-item>
          <text:p text:style-name="P2"><text:span text:style-name="Strong_20_Emphasis">Навыки отладки и оптимизации:</text:span> Умение использовать знания ООП для отладки кода, идентификации проблем и их исправления, а также оптимизации производительности кода. Это включает в себя умение проводить анализ кода, определять узкие места и внедрять необходимые изменения для улучшения работы приложения.</text:p>
        </text:list-item>
      </text:list>
      <text:p text:style-name="Text_20_body">В целом, успешное применение концепций ООП на практике для решения задач требует не только знания основных концепций, но и умения их применять в конкретных сценариях разработки приложений на PHP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1:46:02.57</dc:date>
    <meta:document-statistic meta:table-count="0" meta:image-count="0" meta:object-count="0" meta:page-count="1" meta:paragraph-count="10" meta:word-count="268" meta:character-count="1964"/>
    <dc:creator>Dima Wide</dc:creator>
    <meta:user-defined meta:name="Info 1"/>
    <meta:user-defined meta:name="Info 2"/>
    <meta:user-defined meta:name="Info 3"/>
    <meta:user-defined meta:name="Info 4"/>
  </office:meta>
</office:document-meta>
</file>